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opicMapSiteManager.getAvailableLocator( DocumentFactory factory , DocumentLocator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icMapSiteManager.isVisibleInNav(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icMapSiteManager.add( String path ,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opicMapSiteManager.getDocuments( DocumentFactory map , Publication publication , String 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icMapSiteManager.setVisibleInNav( Document document , boolean visibleInNav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opicMapSiteManager.getRequiringResources( DocumentFactory map , SiteNode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icMapSiteManager.contains( Document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icMapSiteManager.move( SiteNode source , String destinationPath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opicMapSiteManager.set( String path , Document 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opicMapSiteManager.requires( DocumentFactory map , SiteNode dependingResource , SiteNode required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icMapSiteManager.copy( Document sourceDocument , Document destinationDocum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TopicMapSiteManager.containsInAnyLanguage( Document resourc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icMapSiteManager.getRequiredResources( DocumentFactory map , DocumentLocator loca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icMapSiteManager.getSiteStructure( DocumentFactory map , Publication publiation , String are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opicMapSiteManager.setLabel( Document document , String label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